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9.553cm" fo:margin-left="-1.286cm" fo:margin-right="-1.266cm" table:align="margins"/>
    </style:style>
    <style:style style:name="表格1.A" style:family="table-column">
      <style:table-column-properties style:column-width="2.355cm" style:rel-column-width="7892*"/>
    </style:style>
    <style:style style:name="表格1.B" style:family="table-column">
      <style:table-column-properties style:column-width="5.45cm" style:rel-column-width="18268*"/>
    </style:style>
    <style:style style:name="表格1.C" style:family="table-column">
      <style:table-column-properties style:column-width="1.905cm" style:rel-column-width="6385*"/>
    </style:style>
    <style:style style:name="表格1.D" style:family="table-column">
      <style:table-column-properties style:column-width="4.022cm" style:rel-column-width="13479*"/>
    </style:style>
    <style:style style:name="表格1.E" style:family="table-column">
      <style:table-column-properties style:column-width="1.667cm" style:rel-column-width="5586*"/>
    </style:style>
    <style:style style:name="表格1.F" style:family="table-column">
      <style:table-column-properties style:column-width="4.154cm" style:rel-column-width="13925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text-properties fo:font-weight="bold" style:language-asian="zh" style:country-asian="CN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Arial Black" fo:font-size="12pt" fo:language="en" fo:country="US" style:font-size-asian="12pt" style:font-size-complex="12pt"/>
    </style:style>
    <style:style style:name="T2" style:family="text">
      <style:text-properties style:font-name="Arial Black" fo:font-size="12pt" fo:language="en" fo:country="US" style:font-size-asian="12pt" style:language-asian="zh" style:country-asian="CN" style:font-size-complex="12pt"/>
    </style:style>
    <style:style style:name="T3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table:number-columns-spanned="6" office:value-type="string">
            <text:p text:style-name="P5"><text:s text:c="26"/></text:p>
            <text:p text:style-name="P5"><text:s text:c="28"/>深圳市牧泰莱电路技术有限公司 </text:p>
            <text:p text:style-name="P5"/>
            <text:p text:style-name="P3"><text:s text:c="13"/><text:span text:style-name="T1">SHENZHEN MULTILAYER PCB TECHNOLOGY CO.,LTD.</text:span></text:p>
            <text:p text:style-name="P3"><text:span text:style-name="T1"><text:s text:c="31"/></text:span><text:span text:style-name="T2">外协样品加工报告</text:span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">单号：</text:p>
          </table:table-cell>
          <table:table-cell table:style-name="表格1.A2" office:value-type="string">
            <text:p text:style-name="Table_20_Contents">[[o.name]]</text:p>
          </table:table-cell>
          <table:table-cell table:style-name="表格1.A2" office:value-type="string">
            <text:p text:style-name="P1">供应商：</text:p>
          </table:table-cell>
          <table:table-cell table:style-name="表格1.A2" office:value-type="string">
            <text:p text:style-name="Table_20_Contents">[[o.partner_id.name]]</text:p>
          </table:table-cell>
          <table:table-cell table:style-name="表格1.A2" office:value-type="string">
            <text:p text:style-name="P1">负责人：</text:p>
          </table:table-cell>
          <table:table-cell table:style-name="表格1.F2" office:value-type="string">
            <text:p text:style-name="Table_20_Contents">[[o.responsible.name]]</text:p>
          </table:table-cell>
        </table:table-row>
        <table:table-row>
          <table:table-cell table:style-name="表格1.A2" office:value-type="string">
            <text:p text:style-name="P1">产品：</text:p>
          </table:table-cell>
          <table:table-cell table:style-name="表格1.A2" office:value-type="string">
            <text:p text:style-name="Table_20_Contents">[[o.product_id.name]][[o.product_id.default_code]]</text:p>
          </table:table-cell>
          <table:table-cell table:style-name="表格1.A2" office:value-type="string">
            <text:p text:style-name="P1">联系电话：</text:p>
          </table:table-cell>
          <table:table-cell table:style-name="表格1.A2" office:value-type="string">
            <text:p text:style-name="Table_20_Contents">[[o.mobile]]</text:p>
          </table:table-cell>
          <table:table-cell table:style-name="表格1.A2" office:value-type="string">
            <text:p text:style-name="P1">日期：</text:p>
          </table:table-cell>
          <table:table-cell table:style-name="表格1.F2" office:value-type="string">
            <text:p text:style-name="Table_20_Contents">[[o.create_time]]</text:p>
          </table:table-cell>
        </table:table-row>
        <table:table-row>
          <table:table-cell table:style-name="表格1.A2" office:value-type="string">
            <text:p text:style-name="P1">数量：</text:p>
          </table:table-cell>
          <table:table-cell table:style-name="表格1.A2" office:value-type="string">
            <text:p text:style-name="Table_20_Contents">[[o.amount]]</text:p>
          </table:table-cell>
          <table:table-cell table:style-name="表格1.A2" office:value-type="string">
            <text:p text:style-name="P1">联系人：</text:p>
          </table:table-cell>
          <table:table-cell table:style-name="表格1.A2" office:value-type="string">
            <text:p text:style-name="Table_20_Contents">[[o.link_man]]</text:p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>加工内容：</text:p>
          </table:table-cell>
          <table:table-cell table:style-name="表格1.A2" office:value-type="string">
            <text:p text:style-name="Table_20_Contents">[[o.out_content]]</text:p>
          </table:table-cell>
          <table:table-cell table:style-name="表格1.A2" office:value-type="string">
            <text:p text:style-name="P1">目的：</text:p>
          </table:table-cell>
          <table:table-cell table:style-name="表格1.A2" office:value-type="string">
            <text:p text:style-name="Table_20_Contents">[[o.purpose]]</text:p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F2" table:number-columns-spanned="6" office:value-type="string">
            <text:p text:style-name="P1"><text:s text:c="30"/>品质部意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">样品是否合适</text:p>
          </table:table-cell>
          <table:table-cell table:style-name="表格1.A2" table:number-columns-spanned="2" office:value-type="string">
            <text:p text:style-name="Standard">[[o.difficulty_suitable]]</text:p>
          </table:table-cell>
          <table:covered-table-cell/>
          <table:table-cell table:style-name="表格1.A2" office:value-type="string">
            <text:p text:style-name="P4">样品难度</text:p>
          </table:table-cell>
          <table:table-cell table:style-name="表格1.F2" table:number-columns-spanned="2" office:value-type="string">
            <text:p text:style-name="Standard">[[o.difficulty_content]]</text:p>
          </table:table-cell>
          <table:covered-table-cell/>
        </table:table-row>
        <table:table-row>
          <table:table-cell table:style-name="表格1.A2" office:value-type="string">
            <text:p text:style-name="P1">要派品质人员跟进</text:p>
          </table:table-cell>
          <table:table-cell table:style-name="表格1.F2" table:number-columns-spanned="5" office:value-type="string">
            <text:p text:style-name="Table_20_Contents">[[o.followup_is]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F2" table:number-columns-spanned="6" office:value-type="string">
            <text:p text:style-name="P1">品质意见：</text:p>
            <text:p text:style-name="P1"/>
            <text:p text:style-name="P1">[[o.quality_opinion]]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F2" table:number-columns-spanned="6" office:value-type="string">
            <text:p text:style-name="P1"><text:s text:c="26"/>样品进料检测记录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Table_20_Contents">IOS14001<text:span text:style-name="T3">通过</text:span></text:p>
          </table:table-cell>
          <table:table-cell table:style-name="表格1.A2" table:number-columns-spanned="2" office:value-type="string">
            <text:p text:style-name="Table_20_Contents">[[o.iso]]</text:p>
          </table:table-cell>
          <table:covered-table-cell/>
          <table:table-cell table:style-name="表格1.A2" office:value-type="string">
            <text:p text:style-name="Table_20_Contents">IOS<text:span text:style-name="T3">附件</text:span></text:p>
          </table:table-cell>
          <table:table-cell table:style-name="表格1.F2" table:number-columns-spanned="2" office:value-type="string">
            <text:p text:style-name="Table_20_Contents">[[o.iso_number]]</text:p>
          </table:table-cell>
          <table:covered-table-cell/>
        </table:table-row>
        <table:table-row>
          <table:table-cell table:style-name="表格1.A2" office:value-type="string">
            <text:p text:style-name="P1">测试内容</text:p>
          </table:table-cell>
          <table:table-cell table:style-name="表格1.F2" table:number-columns-spanned="5" office:value-type="string">
            <text:p text:style-name="Table_20_Contents">[[o.test_content]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">附件1</text:p>
          </table:table-cell>
          <table:table-cell table:style-name="表格1.A2" table:number-columns-spanned="2" office:value-type="string">
            <text:p text:style-name="Table_20_Contents">[[o.attachment_one.datas_fname]]</text:p>
          </table:table-cell>
          <table:covered-table-cell/>
          <table:table-cell table:style-name="表格1.A2" office:value-type="string">
            <text:p text:style-name="P1">附件2</text:p>
          </table:table-cell>
          <table:table-cell table:style-name="表格1.F2" table:number-columns-spanned="2" office:value-type="string">
            <text:p text:style-name="Table_20_Contents">[[o.attachment_two.datas_fname]]</text:p>
          </table:table-cell>
          <table:covered-table-cell/>
        </table:table-row>
        <table:table-row>
          <table:table-cell table:style-name="表格1.F2" table:number-columns-spanned="6" office:value-type="string">
            <text:p text:style-name="P1">样品进料检验记录：</text:p>
            <text:p text:style-name="P1">[[o.sample_check_record]]</text:p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F2" table:number-columns-spanned="6" office:value-type="string">
            <text:p text:style-name="P1">样品试验记录：[[o.sample_experiment_record]]</text:p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F2" table:number-columns-spanned="6" office:value-type="string">
            <text:p text:style-name="P1">品质部评定意见：[[o.quality_evaluation]]</text:p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">最终评定</text:p>
          </table:table-cell>
          <table:table-cell table:style-name="表格1.A2" office:value-type="string">
            <text:p text:style-name="P1">[[o.gmanager_decision]]</text:p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A2" office:value-type="string">
            <text:p text:style-name="Standard"/>
          </table:table-cell>
          <table:table-cell table:style-name="表格1.F2" office:value-type="string">
            <text:p text:style-name="Standard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</table:table>
      <text:p text:style-name="Standard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6:41:58.51</meta:creation-date>
    <dc:date>2012-04-13T15:37:53.59</dc:date>
    <meta:editing-duration>PT1H10M31S</meta:editing-duration>
    <meta:editing-cycles>20</meta:editing-cycles>
    <meta:generator>OpenOffice.org/3.3$Win32 OpenOffice.org_project/330m20$Build-9567</meta:generator>
    <dc:creator>wang sheng wang</dc:creator>
    <meta:document-statistic meta:table-count="1" meta:image-count="0" meta:object-count="0" meta:page-count="1" meta:paragraph-count="51" meta:word-count="94" meta:character-count="855"/>
  </office:meta>
</office:document-meta>
</file>